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Noto Sans" svg:font-family="'Noto Sans', sans-serif"/>
    <style:font-face style:name="arial" svg:font-family="arial, sans-serif-light, sans-serif"/>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Text_20_body">
      <style:text-properties officeooo:paragraph-rsid="0000f726"/>
    </style:style>
    <style:style style:name="P3" style:family="paragraph" style:parent-style-name="Text_20_body" style:master-page-name="Index">
      <style:paragraph-properties style:page-number="auto" fo:break-before="page"/>
    </style:style>
    <style:style style:name="P4" style:family="paragraph" style:parent-style-name="Text_20_body">
      <style:text-properties officeooo:rsid="000570da" officeooo:paragraph-rsid="000570da"/>
    </style:style>
    <style:style style:name="P5" style:family="paragraph" style:parent-style-name="Text_20_body">
      <style:text-properties fo:language="de" fo:country="DE" officeooo:paragraph-rsid="0007369d"/>
    </style:style>
    <style:style style:name="P6" style:family="paragraph" style:parent-style-name="Title" style:master-page-name="First_20_Page">
      <style:paragraph-properties style:page-number="1"/>
      <style:text-properties officeooo:paragraph-rsid="000570da"/>
    </style:style>
    <style:style style:name="P7" style:family="paragraph" style:parent-style-name="Contents_20_Heading" style:master-page-name="Index">
      <style:paragraph-properties style:page-number="1" fo:break-before="page"/>
    </style:style>
    <style:style style:name="P8" style:family="paragraph" style:parent-style-name="Heading_20_1" style:master-page-name="Standard">
      <style:paragraph-properties style:page-number="1" fo:break-before="page"/>
    </style:style>
    <style:style style:name="T1" style:family="text">
      <style:text-properties fo:font-variant="normal" fo:text-transform="none" fo:color="#1f80e8" style:text-line-through-style="none" style:text-line-through-type="none" style:font-name="Noto Sans" fo:font-size="7pt" fo:letter-spacing="normal" fo:font-style="normal" style:text-underline-style="none" fo:font-weight="bold" style:text-blinking="false" fo:background-color="transparent" loext:char-shading-value="0"/>
    </style:style>
    <style:style style:name="T2" style:family="text">
      <style:text-properties fo:font-variant="normal" fo:text-transform="none" style:font-name="Liberation Serif" fo:font-size="12pt" fo:letter-spacing="normal" fo:font-style="normal" fo:font-weight="normal"/>
    </style:style>
    <style:style style:name="T3" style:family="text">
      <style:text-properties officeooo:rsid="0000f726"/>
    </style:style>
    <style:style style:name="T4" style:family="text">
      <style:text-properties style:font-name="Liberation Serif" officeooo:rsid="000570da"/>
    </style:style>
    <style:style style:name="T5" style:family="text">
      <style:text-properties style:font-name="Liberation Serif" officeooo:rsid="0007369d"/>
    </style:style>
    <style:style style:name="T6" style:family="text">
      <style:text-properties style:font-name="Liberation Serif" officeooo:rsid="00092c32"/>
    </style:style>
    <style:style style:name="T7" style:family="text">
      <style:text-properties style:font-name="Liberation Serif" officeooo:rsid="00098e18"/>
    </style:style>
    <style:style style:name="T8" style:family="text">
      <style:text-properties officeooo:rsid="000b117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Extraktion und Erweiterung eines Knowlegde Graphen für Publikationen und Zitationen</text:span></text:p>
      <text:p text:style-name="P3"><text:bookmark-start text:name="__RefHeading___Toc107_1823949823"/>Abstract<text:bookmark-end text:name="__RefHeading___Toc107_1823949823"/></text:p>
      <text:p text:style-name="P2"/>
      <text:p text:style-name="P2"/>
      <text:p text:style-name="P2"/>
      <text:p text:style-name="P2"/>
      <text:p text:style-name="P2"/>
      <text:p text:style-name="P2"/>
      <text:p text:style-name="Text_20_body"><text:bookmark-start text:name="__RefHeading___Toc109_1823949823"/>Vorwort<text:bookmark-end text:name="__RefHeading___Toc109_1823949823"/></text:p>
      <text:p text:style-name="Text_20_body"/>
      <text:p text:style-name="Text_20_body"/>
      <text:p text:style-name="Text_20_body"/>
      <text:p text:style-name="Text_20_body"/>
      <text:p text:style-name="Text_20_body"/>
      <text:p text:style-name="Text_20_body"><text:a xlink:type="simple" xlink:href="https://www.scribbr.de/aufbau-und-gliederung/vorwort-bei-abschlussarbeiten/" text:style-name="Internet_20_link" text:visited-style-name="Visited_20_Internet_20_Link"><text:span text:style-name="Strong_20_Emphasis"><text:span text:style-name="T1"/></text:span></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1"><text:a xlink:type="simple" xlink:href="#__RefHeading___Toc111_1823949823" text:style-name="Index_20_Link" text:visited-style-name="Index_20_Link">Einleitung<text:tab/>1</text:a></text:p>
          <text:p text:style-name="P1"><text:a xlink:type="simple" xlink:href="#__RefHeading___Toc113_1823949823" text:style-name="Index_20_Link" text:visited-style-name="Index_20_Link">Theoretischer Teil<text:tab/>1</text:a></text:p>
        </text:index-body>
      </text:table-of-content>
      <text:p text:style-name="Text_20_body"><text:span text:style-name="Strong_20_Emphasis"><text:span text:style-name="T1"/></text:span></text:p>
      <text:h text:style-name="P8" text:outline-level="1"><text:bookmark-start text:name="__RefHeading___Toc111_1823949823"/>Einleitung<text:bookmark-end text:name="__RefHeading___Toc111_1823949823"/></text:h>
      <text:p text:style-name="Text_20_body"/>
      <text:p text:style-name="P4">Aufgabe:</text:p>
      <text:p text:style-name="P5"><text:span text:style-name="T8">Wie der Titel schon sagt geht es um die Extraktion und Erweiterung von Knowgledge Graphen. Knowledge Graphen sind Wissens-Datenbanken die ihre Informationen strukturiert verknüpft und da durch in einen thematischen Kontext bringt. Dies in diesem Fall im Bereich von Publikationen und Zitationen. Die Aufgabe teilt sich grundsätzlich in 2 Teile. Der erste Teil ist die Extraktion für diese wird der Knowlegde Graph der Trier-Universität DBLP </text:span><text:span text:style-name="T4">(</text:span><text:span text:style-name="T2">Digital Bibliography &amp; Library Project</text:span><text:span text:style-name="T5">) extrahiert. Dieser </text:span><text:span text:style-name="T4">Knowlegde Graph </text:span><text:span text:style-name="T5">wird verwendet da dieser großteils nur Puplikationen im Bereich Informatik beinhaltet. In diesem Graph gibt es nur keine Zitate und damit folgt der zweite Teil ,die Erweiterung. Hier wird der Microsoft Knowledge Graph verwendet der im </text:span><text:span text:style-name="T6">Gegensatz zu der DBLP Zitate umfasst. Diese Beiden Graphen müssen selbst Extrahiert und zusammengefasst werden. Dafür muss eine eigen angelegte Datenbank entworfen werden die </text:span><text:span text:style-name="T7">alle Daten</text:span><text:span text:style-name="T6"> die durch den Microsoft Knowlegde Graphen erweiterte DBLP speichert. </text:span><text:span text:style-name="T7">Hier zu soll jede beliebige Datenbank verwendet werden können. Das heißt es sollen keine Sonderfunktionen von Datenbankentypen verwendet werden.</text:span></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13_1823949823"/>Theoretischer Teil<text:bookmark-end text:name="__RefHeading___Toc113_182394982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Noto Sans" svg:font-family="'Noto Sans', sans-serif"/>
    <style:font-face style:name="arial" svg:font-family="arial, sans-serif-light, sans-serif"/>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0-08-19T16:41:08.584000000</dc:date>
    <meta:editing-duration>PT48M49S</meta:editing-duration>
    <meta:editing-cycles>3</meta:editing-cycles>
    <meta:document-statistic meta:table-count="0" meta:image-count="0" meta:object-count="0" meta:page-count="5" meta:paragraph-count="10" meta:word-count="186" meta:character-count="1335" meta:non-whitespace-character-count="1159"/>
  </office:meta>
</office:document-meta>
</file>